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7cab" officeooo:paragraph-rsid="001b7cab"/>
    </style:style>
    <style:style style:name="P2" style:family="paragraph" style:parent-style-name="Standard">
      <style:text-properties officeooo:rsid="001b7cab" officeooo:paragraph-rsid="001b7cab"/>
    </style:style>
    <style:style style:name="P3" style:family="paragraph" style:parent-style-name="Standard">
      <style:paragraph-properties fo:text-align="center" style:justify-single-word="false"/>
      <style:text-properties officeooo:rsid="001b7cab" officeooo:paragraph-rsid="001b7cab"/>
    </style:style>
    <style:style style:name="P4" style:family="paragraph" style:parent-style-name="Standard">
      <style:text-properties officeooo:rsid="001b7cab" officeooo:paragraph-rsid="001b9fc1"/>
    </style:style>
    <style:style style:name="P5" style:family="paragraph" style:parent-style-name="Standard">
      <style:paragraph-properties fo:text-align="center" style:justify-single-word="false"/>
      <style:text-properties fo:font-size="20pt" officeooo:rsid="001b7cab" officeooo:paragraph-rsid="001b7cab" style:font-size-asian="20pt" style:font-size-complex="20pt"/>
    </style:style>
    <style:style style:name="T1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Consolas" fo:font-size="9.75pt" fo:letter-spacing="normal" fo:font-style="normal" fo:font-weight="normal" officeooo:rsid="001b9fc1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AR JJW XP NO LINUX (08/04/21)</text:p>
      <text:p text:style-name="P3">FONTE:<text:a xlink:type="simple" xlink:href="https://unix.stackexchange.com/questions/627494/wine-cannot-find-wine-gecko-despite-installing-wine-gecko-2-47-1" text:style-name="Internet_20_link" text:visited-style-name="Visited_20_Internet_20_Link">https://unix.stackexchange.com/questions/627494/wine-cannot-find-wine-gecko-despite-installing-wine-gecko-2-47-1</text:a></text:p>
      <text:p text:style-name="P3"/>
      <text:p text:style-name="P4"><text:span text:style-name="Source_20_Text"><text:span text:style-name="T2">ESTE INSTALADOR IRÁ FAZER FUNCIONAR OS RELATORIOS DO JJWXP</text:span></text:span></text:p>
      <text:p text:style-name="P2"><text:span text:style-name="Source_20_Text"><text:span text:style-name="T1"/></text:span></text:p>
      <text:p text:style-name="P2"><text:span text:style-name="Source_20_Text"><text:span text:style-name="T1">BAIXAR A SEGUINTE EXTENSAO</text:span></text:span></text:p>
      <text:p text:style-name="P2"><text:span text:style-name="Source_20_Text"><text:span text:style-name="T1"/></text:span></text:p>
      <text:p text:style-name="P1"><text:span text:style-name="Source_20_Text"><text:span text:style-name="T1">wget </text:span></text:span><text:a xlink:type="simple" xlink:href="http://dl.winehq.org/wine/wine-gecko/2.47.1/wine-gecko-2.47.1-x86.msi" text:style-name="Internet_20_link" text:visited-style-name="Visited_20_Internet_20_Link"><text:span text:style-name="Source_20_Text"><text:span text:style-name="T1">http://dl.winehq.org/wine/wine-gecko/2.47.1/wine-gecko-2.47.1-x86.msi</text:span></text:span></text:a></text:p>
      <text:p text:style-name="P1"><text:span text:style-name="Source_20_Text"><text:span text:style-name="T1"/></text:span></text:p>
      <text:p text:style-name="P1"><text:span text:style-name="Source_20_Text"><text:span text:style-name="T1">ACESSAR O PLAYONLINUX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 COLOCAR QUE QUER INSTALAR UM NOVO APLICATIVO, SELECIONAR A UNIDADE DO SOFTWARE JJW E CARREGAR O ARQUIVO DE INSTALAÇÃO BAIXADO NA ETAPA ANTERIOR</text:span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6:01:06.223931069</meta:creation-date>
    <dc:date>2021-04-08T16:03:49.335538387</dc:date>
    <meta:editing-duration>PT2M4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7" meta:word-count="49" meta:character-count="477" meta:non-whitespace-character-count="435"/>
  </office:meta>
</office:document-meta>
</file>